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/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2" table:number-columns-repeated="2" table:default-cell-style-name="ce5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#dot/#PIN</text:p>
          </table:table-cell>
          <table:table-cell table:style-name="ce1" office:value-type="string">
            <text:p>Patterns</text:p>
          </table:table-cell>
          <table:table-cell table:style-name="ce1" office:value-type="string">
            <text:p>PIN Numbers</text:p>
          </table:table-cell>
          <table:table-cell table:style-name="ce1" office:value-type="string">
            <text:p>Percentage of</text:p>
            <text:p>success with </text:p>
            <text:p>20 random </text:p>
            <text:p>Tries (pattern)</text:p>
          </table:table-cell>
          <table:table-cell table:style-name="ce1" office:value-type="string">
            <text:p>Percentage of</text:p>
            <text:p>success with </text:p>
            <text:p>20 random </text:p>
            <text:p>Tries (PIN)</text:p>
          </table:table-cell>
          <table:table-cell table:style-name="ce1" office:value-type="string">
            <text:p>Number of tires</text:p>
            <text:p>for PIN to have</text:p>
            <text:p>the same success</text:p>
            <text:p>rate as pattern</text:p>
          </table:table-cell>
          <table:table-cell table:style-name="ce1" office:value-type="string">
            <text:p>Number of </text:p>
            <text:p>different</text:p>
            <text:p>dot choices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float" office:value="1624">
            <text:p>1624</text:p>
          </table:table-cell>
          <table:table-cell office:value-type="float" office:value="10000">
            <text:p>1.00E+004</text:p>
          </table:table-cell>
          <table:table-cell table:formula="of:=20/[.B2]" office:value-type="percentage" office:value="0.0123152709359606">
            <text:p>1.231527%</text:p>
          </table:table-cell>
          <table:table-cell table:formula="of:=20/[.C2]" office:value-type="percentage" office:value="0.002">
            <text:p>0.200000%</text:p>
          </table:table-cell>
          <table:table-cell table:formula="of:=ROUND([.C2]*[.D2])" office:value-type="float" office:value="123">
            <text:p>123</text:p>
          </table:table-cell>
          <table:table-cell table:formula="of:=FACT(9)/(FACT([.A2])*FACT(9-[.A2]))" office:value-type="float" office:value="126">
            <text:p>126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float" office:value="7152">
            <text:p>7152</text:p>
          </table:table-cell>
          <table:table-cell office:value-type="float" office:value="100000">
            <text:p>1.00E+005</text:p>
          </table:table-cell>
          <table:table-cell table:formula="of:=20/[.B3]" office:value-type="percentage" office:value="0.00279642058165548">
            <text:p>0.279642%</text:p>
          </table:table-cell>
          <table:table-cell table:formula="of:=20/[.C3]" office:value-type="percentage" office:value="0.0002">
            <text:p>0.020000%</text:p>
          </table:table-cell>
          <table:table-cell table:formula="of:=ROUND([.C3]*[.D3])" office:value-type="float" office:value="280">
            <text:p>280</text:p>
          </table:table-cell>
          <table:table-cell table:formula="of:=FACT(9)/(FACT([.A3])*FACT(9-[.A3]))" office:value-type="float" office:value="126">
            <text:p>126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float" office:value="26016">
            <text:p>26016</text:p>
          </table:table-cell>
          <table:table-cell office:value-type="float" office:value="1000000">
            <text:p>1.00E+006</text:p>
          </table:table-cell>
          <table:table-cell table:formula="of:=20/[.B4]" office:value-type="percentage" office:value="0.000768757687576876">
            <text:p>0.076876%</text:p>
          </table:table-cell>
          <table:table-cell table:formula="of:=20/[.C4]" office:value-type="percentage" office:value="0.00002">
            <text:p>0.002000%</text:p>
          </table:table-cell>
          <table:table-cell table:formula="of:=ROUND([.C4]*[.D4])" office:value-type="float" office:value="769">
            <text:p>769</text:p>
          </table:table-cell>
          <table:table-cell table:formula="of:=FACT(9)/(FACT([.A4])*FACT(9-[.A4]))" office:value-type="float" office:value="84">
            <text:p>84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float" office:value="72912">
            <text:p>72912</text:p>
          </table:table-cell>
          <table:table-cell office:value-type="float" office:value="10000000">
            <text:p>1.00E+007</text:p>
          </table:table-cell>
          <table:table-cell table:formula="of:=20/[.B5]" office:value-type="percentage" office:value="0.000274303269694975">
            <text:p>0.027430%</text:p>
          </table:table-cell>
          <table:table-cell table:formula="of:=20/[.C5]" office:value-type="percentage" office:value="0.000002">
            <text:p>0.000200%</text:p>
          </table:table-cell>
          <table:table-cell table:formula="of:=ROUND([.C5]*[.D5])" office:value-type="float" office:value="2743">
            <text:p>2743</text:p>
          </table:table-cell>
          <table:table-cell table:formula="of:=FACT(9)/(FACT([.A5])*FACT(9-[.A5]))" office:value-type="float" office:value="36">
            <text:p>36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float" office:value="140704">
            <text:p>140704</text:p>
          </table:table-cell>
          <table:table-cell office:value-type="float" office:value="100000000">
            <text:p>1.00E+008</text:p>
          </table:table-cell>
          <table:table-cell table:formula="of:=20/[.B6]" office:value-type="percentage" office:value="0.000142142369797589">
            <text:p>0.014214%</text:p>
          </table:table-cell>
          <table:table-cell table:formula="of:=20/[.C6]" office:value-type="percentage" office:value="0.0000002">
            <text:p>0.000020%</text:p>
          </table:table-cell>
          <table:table-cell table:formula="of:=ROUND([.C6]*[.D6])" office:value-type="float" office:value="14214">
            <text:p>14214</text:p>
          </table:table-cell>
          <table:table-cell table:formula="of:=FACT(9)/(FACT([.A6])*FACT(9-[.A6]))" office:value-type="float" office:value="9">
            <text:p>9</text:p>
          </table:table-cell>
        </table:table-row>
        <table:table-row table:style-name="ro2">
          <table:table-cell office:value-type="string">
            <text:p>9</text:p>
          </table:table-cell>
          <table:table-cell office:value-type="float" office:value="140704">
            <text:p>140704</text:p>
          </table:table-cell>
          <table:table-cell office:value-type="float" office:value="1000000000">
            <text:p>1.00E+009</text:p>
          </table:table-cell>
          <table:table-cell table:formula="of:=20/[.B7]" office:value-type="percentage" office:value="0.000142142369797589">
            <text:p>0.014214%</text:p>
          </table:table-cell>
          <table:table-cell table:formula="of:=20/[.C7]" office:value-type="percentage" office:value="0.00000002">
            <text:p>0.000002%</text:p>
          </table:table-cell>
          <table:table-cell table:formula="of:=ROUND([.C7]*[.D7])" office:value-type="float" office:value="142142">
            <text:p>142142</text:p>
          </table:table-cell>
          <table:table-cell table:formula="of:=FACT(9)/(FACT([.A7])*FACT(9-[.A7])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UM</text:p>
          </table:table-cell>
          <table:table-cell table:style-name="ce3" table:formula="of:=SUM([.B2:.B7])" office:value-type="float" office:value="389112">
            <text:p>389112</text:p>
          </table:table-cell>
          <table:table-cell table:style-name="ce3" table:formula="of:=SUM([.C2:.C7])" office:value-type="float" office:value="1111110000">
            <text:p>1.11E+009</text:p>
          </table:table-cell>
          <table:table-cell table:style-name="ce6" table:formula="of:=20/[.B8]" office:value-type="percentage" office:value="0.0000513990830403586">
            <text:p>0.005140%</text:p>
          </table:table-cell>
          <table:table-cell table:style-name="ce6" table:formula="of:=20/[.C8]" office:value-type="percentage" office:value="0.000000018000018000018">
            <text:p>0.000002%</text:p>
          </table:table-cell>
          <table:table-cell table:style-name="ce3" table:formula="of:=ROUND([.C8]*[.D8])" office:value-type="float" office:value="57110">
            <text:p>57110</text:p>
          </table:table-cell>
          <table:table-cell table:style-name="ce3" table:formula="of:=SUM([.G2:.G7])" office:value-type="float" office:value="382">
            <text:p>38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number:percentage-style style:name="N121">
      <number:number number:decimal-places="6" number:min-integer-digits="1"/>
      <number:text>%</number:text>
    </number:percentage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3:57:23</meta:creation-date>
    <dc:date>2012-05-03T00:33:24</dc:date>
    <meta:editing-duration>PT33M40S</meta:editing-duration>
    <meta:editing-cycles>7</meta:editing-cycles>
    <meta:generator>LibreOffice/3.5$Linux_X86_64 LibreOffice_project/350m1$Build-202</meta:generator>
    <meta:document-statistic meta:table-count="3" meta:cell-count="56" meta:object-count="0"/>
  </office:meta>
</office:document-meta>
</file>